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82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" table:style-name="ta1">
        <table:shapes>
          <draw:frame draw:z-index="0" draw:style-name="gr1" draw:text-style-name="P1" svg:width="7.0327in" svg:height="2.8547in" svg:x="0.8331in" svg:y="0.0524in">
            <draw:object draw:notify-on-update-of-ranges="test.A1:test.A233 test.B1:test.B2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4" calcext:value-type="float">
            <text:p>19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4" calcext:value-type="float">
            <text:p>15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6" calcext:value-type="float">
            <text:p>18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6" calcext:value-type="float">
            <text:p>17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3" calcext:value-type="float">
            <text:p>16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3" calcext:value-type="float">
            <text:p>10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2" calcext:value-type="float">
            <text:p>16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1" calcext:value-type="float">
            <text:p>14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8" calcext:value-type="float">
            <text:p>7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6" calcext:value-type="float">
            <text:p>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21:28:25.333761861</dc:date>
    <meta:editing-duration>PT13M43S</meta:editing-duration>
    <meta:editing-cycles>1</meta:editing-cycles>
    <meta:document-statistic meta:table-count="1" meta:cell-count="699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64cm" svg:height="7.252cm" xlink:href=".." xlink:type="simple" chart:class="chart:scatter" chart:style-name="ch1">
        <chart:legend chart:legend-position="end" svg:x="15.469cm" svg:y="3.327cm" style:legend-expansion="high" chart:style-name="ch2"/>
        <chart:plot-area chart:style-name="ch3" table:cell-range-address="test.A1:test.B233" svg:x="0.357cm" svg:y="0.145cm" svg:width="14.755cm" svg:height="6.962cm">
          <chartooo:coordinate-region svg:x="1.243cm" svg:y="0.344cm" svg:width="13.55cm" svg:height="6.1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1:test.B233" chart:class="chart:scatter">
            <chart:domain table:cell-range-address="test.A1:test.A233"/>
            <chart:data-point chart:repeated="2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A1:test.A233</svg:desc>
                </draw:g>
              </table:table-cell>
              <table:table-cell office:value-type="float" office:value="165">
                <text:p>165</text:p>
                <draw:g>
                  <svg:desc>test.B1:test.B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86">
                <text:p>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